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3c166"/>
    </style:style>
    <style:style style:name="P2" style:family="paragraph" style:parent-style-name="Preformatted_20_Text">
      <style:text-properties officeooo:paragraph-rsid="0013dd4d"/>
    </style:style>
    <style:style style:name="P3" style:family="paragraph" style:parent-style-name="Preformatted_20_Text">
      <style:text-properties officeooo:paragraph-rsid="0014688c"/>
    </style:style>
    <style:style style:name="P4" style:family="paragraph" style:parent-style-name="Preformatted_20_Text">
      <style:text-properties officeooo:paragraph-rsid="00164264"/>
    </style:style>
    <style:style style:name="P5" style:family="paragraph" style:parent-style-name="Preformatted_20_Text">
      <style:text-properties officeooo:paragraph-rsid="001f0631"/>
    </style:style>
    <style:style style:name="P6" style:family="paragraph" style:parent-style-name="Preformatted_20_Text">
      <style:text-properties officeooo:rsid="001f0631" officeooo:paragraph-rsid="001f0631"/>
    </style:style>
    <style:style style:name="P7" style:family="paragraph" style:parent-style-name="Preformatted_20_Text">
      <style:text-properties officeooo:paragraph-rsid="003444af"/>
    </style:style>
    <style:style style:name="P8" style:family="paragraph" style:parent-style-name="Preformatted_20_Text">
      <style:text-properties officeooo:paragraph-rsid="0034ba20"/>
    </style:style>
    <style:style style:name="P9" style:family="paragraph" style:parent-style-name="Preformatted_20_Text">
      <style:text-properties officeooo:paragraph-rsid="003667f6"/>
    </style:style>
    <style:style style:name="P10" style:family="paragraph" style:parent-style-name="Preformatted_20_Text">
      <style:text-properties officeooo:paragraph-rsid="00393eb0"/>
    </style:style>
    <style:style style:name="P11" style:family="paragraph" style:parent-style-name="Preformatted_20_Text">
      <style:text-properties officeooo:rsid="003d0962" officeooo:paragraph-rsid="003d0962"/>
    </style:style>
    <style:style style:name="P12" style:family="paragraph" style:parent-style-name="Preformatted_20_Text">
      <style:paragraph-properties fo:text-align="center" style:justify-single-word="false"/>
    </style:style>
    <style:style style:name="P13" style:family="paragraph" style:parent-style-name="Preformatted_20_Text">
      <style:text-properties style:font-name="Liberation Mono" fo:font-size="10pt" officeooo:rsid="0018e8b2" style:font-name-asian="Noto Sans Mono CJK SC" style:font-size-asian="10pt" style:font-name-complex="Liberation Mono" style:font-size-complex="10pt"/>
    </style:style>
    <style:style style:name="P14" style:family="paragraph" style:parent-style-name="Preformatted_20_Text">
      <style:text-properties officeooo:rsid="0041531b" officeooo:paragraph-rsid="0041531b"/>
    </style:style>
    <style:style style:name="T1" style:family="text">
      <style:text-properties officeooo:rsid="000eab53"/>
    </style:style>
    <style:style style:name="T2" style:family="text">
      <style:text-properties officeooo:rsid="0011d69f"/>
    </style:style>
    <style:style style:name="T3" style:family="text">
      <style:text-properties officeooo:rsid="0014688c"/>
    </style:style>
    <style:style style:name="T4" style:family="text">
      <style:text-properties officeooo:rsid="0016e930"/>
    </style:style>
    <style:style style:name="T5" style:family="text">
      <style:text-properties style:font-name="Liberation Mono" fo:font-size="10pt" officeooo:rsid="00393eb0" style:font-name-asian="Noto Sans Mono CJK SC" style:font-size-asian="10pt" style:font-name-complex="Liberation Mono" style:font-size-complex="10pt"/>
    </style:style>
    <style:style style:name="T6" style:family="text">
      <style:text-properties officeooo:rsid="001f0631"/>
    </style:style>
    <style:style style:name="T7" style:family="text">
      <style:text-properties officeooo:rsid="001f54e5"/>
    </style:style>
    <style:style style:name="T8" style:family="text">
      <style:text-properties officeooo:rsid="003667f6"/>
    </style:style>
    <style:style style:name="T9" style:family="text">
      <style:text-properties officeooo:rsid="00393eb0"/>
    </style:style>
    <style:style style:name="T10" style:family="text">
      <style:text-properties officeooo:rsid="003d0962"/>
    </style:style>
    <style:style style:name="T11" style:family="text">
      <style:text-properties officeooo:rsid="003e1e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tsavGarg_2021108</text:p>
      <text:p text:style-name="Preformatted_20_Text"/>
      <text:p text:style-name="P12">----<text:span text:style-name="T10">OS Assignment </text:span><text:span text:style-name="T11">1 </text:span>Description----</text:p>
      <text:p text:style-name="Preformatted_20_Text"/>
      <text:p text:style-name="Preformatted_20_Text">This code is an attempt at designing a simple shell that can handle <text:span text:style-name="T7">three</text:span> internal and five external commands viz. ‘cd’, ‘pwd’, ‘echo’, ‘exit’ ‘ls’, ‘cat’, ‘date’ , ‘rm’ and ‘mkdir’ Two command line options for each command have been implemented (except exit). There are certain assumptions that have been taken while implementing some commands and they will be listed down in their respective command’s sections.</text:p>
      <text:p text:style-name="Preformatted_20_Text"/>
      <text:p text:style-name="P14">Also pthread_create() and pthread_join() has also been implemented in the function. Which futher uses system() in stdlib.h to work as terminal.</text:p>
      <text:p text:style-name="Preformatted_20_Text"/>
      <text:p text:style-name="Preformatted_20_Text">Some important information/pointers and assumptions-</text:p>
      <text:p text:style-name="Preformatted_20_Text"/>
      <text:p text:style-name="Preformatted_20_Text">Commands like rm can take multiple file names as arguments however, the maximum number of files that the requisite command can take at a time is specified in the corresponding command section of this writeup.</text:p>
      <text:p text:style-name="Preformatted_20_Text"/>
      <text:p text:style-name="Preformatted_20_Text">Double quotes are treated as is in the Linux bash: everything inside double quotes is considered a single entity. For example “folder name” is a single token.</text:p>
      <text:p text:style-name="Preformatted_20_Text"/>
      <text:p text:style-name="Preformatted_20_Text">The size of the paths to a file cannot exceed more than 1024 characters. It would lead to a fault in the implementation. I have assumed that the size of the path would always be less than 1024 characters.</text:p>
      <text:p text:style-name="Preformatted_20_Text"/>
      <text:p text:style-name="Preformatted_20_Text">. (dot) represents the current directory and ..(dot dot) represents the parent directory.</text:p>
      <text:p text:style-name="Preformatted_20_Text"/>
      <text:p text:style-name="Preformatted_20_Text">User can only choose one option at a time. All invalid options will be considered as file/directory name or will be reported for error depending on the command. Error handling is mostly done via printf().</text:p>
      <text:p text:style-name="Preformatted_20_Text"/>
      <text:p text:style-name="Preformatted_20_Text">-------------------------------------------------------Commands:------------------------------------------------------------------</text:p>
      <text:p text:style-name="Preformatted_20_Text"/>
      <text:p text:style-name="Preformatted_20_Text">echo</text:p>
      <text:p text:style-name="Preformatted_20_Text"/>
      <text:p text:style-name="Preformatted_20_Text">Format: echo [-option] [string]...</text:p>
      <text:p text:style-name="Preformatted_20_Text"/>
      <text:p text:style-name="Preformatted_20_Text">Options: • --help : <text:s/>display this help and exit</text:p>
      <text:p text:style-name="Preformatted_20_Text"><text:s text:c="9"/>• * <text:s text:c="5"/>: <text:s/>display the files in the directory</text:p>
      <text:p text:style-name="Preformatted_20_Text"/>
      <text:p text:style-name="Preformatted_20_Text">Assumptions: It only implements for direct input, no string formating for input of the form "xxx"</text:p>
      <text:p text:style-name="Preformatted_20_Text"/>
      <text:p text:style-name="Preformatted_20_Text">Error handling and corner cases: Unless a write error occurs, echo will be success.</text:p>
      <text:p text:style-name="Preformatted_20_Text"><text:s text:c="33"/>Even in case of no input, prints \n and gets ready for the next input</text:p>
      <text:p text:style-name="Preformatted_20_Text"/>
      <text:p text:style-name="Preformatted_20_Text"/>
      <text:p text:style-name="Preformatted_20_Text">date</text:p>
      <text:p text:style-name="Preformatted_20_Text"/>
      <text:p text:style-name="Preformatted_20_Text">Format: date [option]</text:p>
      <text:p text:style-name="Preformatted_20_Text"/>
      <text:p text:style-name="Preformatted_20_Text">Options: • -u : print the Coordinated Universal Time (UTC). </text:p>
      <text:p text:style-name="Preformatted_20_Text"><text:s text:c="9"/>• -R : output the date/time in RFC 5322 format. </text:p>
      <text:p text:style-name="Preformatted_20_Text"><text:s text:c="9"/>If no option is provided, “date” command would display current date and time in the default format.</text:p>
      <text:p text:style-name="Preformatted_20_Text"/>
      <text:p text:style-name="Preformatted_20_Text">Assumptions: The user does not enter any date format. In case any other syntax <text:soft-page-break/>than the one specified here is followed, a error message is displayed.</text:p>
      <text:p text:style-name="Preformatted_20_Text"/>
      <text:p text:style-name="Preformatted_20_Text">Error handling and corner cases: • In case localtime() and gmtime() functions fail, the error message will be shown.</text:p>
      <text:p text:style-name="Preformatted_20_Text"><text:s text:c="33"/>• In case of invalid format it prints error invalid command</text:p>
      <text:p text:style-name="Preformatted_20_Text"/>
      <text:p text:style-name="Preformatted_20_Text">cat</text:p>
      <text:p text:style-name="Preformatted_20_Text"/>
      <text:p text:style-name="Preformatted_20_Text">Format: cat [option] [file]...</text:p>
      <text:p text:style-name="Preformatted_20_Text"/>
      <text:p text:style-name="Preformatted_20_Text">Options: • -n : number all output lines. </text:p>
      <text:p text:style-name="Preformatted_20_Text"><text:s text:c="9"/>• -E : display $ at the end of each line. </text:p>
      <text:p text:style-name="Preformatted_20_Text"><text:s text:c="9"/>If no option is provided, cat simply concatenates the file(s) to the stdout.</text:p>
      <text:p text:style-name="Preformatted_20_Text"/>
      <text:p text:style-name="Preformatted_20_Text">Assumptions: The user should not input any more than 1 file</text:p>
      <text:p text:style-name="Preformatted_20_Text">Error handling and corner cases: • When the file is in a path in which even a single directory does not have search permission, cat would not be able to open the file and a permission denied message would be displayed. • When the file does not have read permission, cat would not be able to open the file and a permission denied message would be displayed. • When the file does not exist in the specified directory, a file does not exist message will be displayed. • In case there are more than 10 files provided at a time to cat or in case of any syntactical ambiguity that doesn’t adhere to the specified format, an Invalid syntax error will be shown.</text:p>
      <text:p text:style-name="Preformatted_20_Text"/>
      <text:p text:style-name="P7">ls</text:p>
      <text:p text:style-name="Preformatted_20_Text"/>
      <text:p text:style-name="Preformatted_20_Text">Format: ls [option] [file]</text:p>
      <text:p text:style-name="Preformatted_20_Text"/>
      <text:p text:style-name="Preformatted_20_Text">Options: • -a : do not ignore entries starting with . (dot) </text:p>
      <text:p text:style-name="Preformatted_20_Text"><text:s text:c="9"/>• -A : do not list implied . And .. If no option is provided, all entries starting with . (dot) are ignored. This is the default mode.</text:p>
      <text:p text:style-name="Preformatted_20_Text"><text:s text:c="9"/>• -d : prints the current directory file</text:p>
      <text:p text:style-name="Preformatted_20_Text">Assumptions: The user only enters at most single filename after ls [option] or else a error message will be shown. If the user enters any option except -a and -A, it will be treated as a directory name.</text:p>
      <text:p text:style-name="Preformatted_20_Text"/>
      <text:p text:style-name="Preformatted_20_Text">Error handling/corner cases: • If the read permission is denied for the directory and/ or search permission is denied for any directory in the path, an error message <text:s/>will be displayed. • If there is no existing directory as per the path/directory name input, then the error message will be displayed. • If there is a even a single component in the pathname (if it is the input) that is not a directory, the error message will be displayed. </text:p>
      <text:p text:style-name="Preformatted_20_Text"/>
      <text:p text:style-name="Preformatted_20_Text">cd</text:p>
      <text:p text:style-name="Preformatted_20_Text"/>
      <text:p text:style-name="Preformatted_20_Text">Format: cd [-P] [dir] or cd [-Pe] [dir]</text:p>
      <text:p text:style-name="Preformatted_20_Text"/>
      <text:p text:style-name="P9">Options: • -P : use the physical directory structure with out following symbolic <text:s text:c="5"/><text:tab/> <text:s text:c="9"/>links </text:p>
      <text:p text:style-name="P9"><text:tab/> <text:s text:c="2"/>• -<text:span text:style-name="T8">L </text:span>: force symbolic links to be followed: resolve symbolic</text:p>
      <text:p text:style-name="P9"><text:s text:c="4"/><text:tab/><text:tab/> <text:s text:c="3"/>links in DIR after processing instances of `..'</text:p>
      <text:p text:style-name="P10"><text:tab/> <text:s text:c="2"/>• .. : <text:span text:style-name="T9">returns to the parent directory</text:span></text:p>
      <text:p text:style-name="P10"><text:s/><text:tab/> <text:s text:c="2"/>• . <text:s/>: <text:span text:style-name="T9">returns to the </text:span><text:span text:style-name="T5">current working</text:span><text:span text:style-name="T9"> directory</text:span></text:p>
      <text:p text:style-name="P9"><text:tab/> <text:s text:c="2"/>• If no option is provided, -P option is the default assumption.</text:p>
      <text:p text:style-name="Preformatted_20_Text"/>
      <text:p text:style-name="Preformatted_20_Text">Assumptions: The user would enter the mode -e as -Pe only and not as -P -e else there would be a syntactical error message shown. The default cd option is -P. The ‘current working directory’ refers to the current directory after resolution of symbolic links.</text:p>
      <text:p text:style-name="Preformatted_20_Text"/>
      <text:p text:style-name="Preformatted_20_Text">Error handling/corner cases: • If permission to read or search even a single <text:soft-page-break/>directory out of the of the provided path file is denied, an error message “Permission denied” will be displayed. • If the directory specified in the path/ or named doesn’t exist, “A no such file or directory” message is displayed. • If the user tries to enter a file, “not s directory” error message is displayed. • If the path is a bad address, “bad address” error message will be displayed.</text:p>
      <text:p text:style-name="Preformatted_20_Text"/>
      <text:p text:style-name="Preformatted_20_Text">pwd</text:p>
      <text:p text:style-name="Preformatted_20_Text"/>
      <text:p text:style-name="Preformatted_20_Text">Format: pwd [option]</text:p>
      <text:p text:style-name="Preformatted_20_Text"/>
      <text:p text:style-name="P8">Options: • -P : avoid symlinks. </text:p>
      <text:p text:style-name="P8"><text:tab/> <text:s text:c="2"/>• —help : display help.</text:p>
      <text:p text:style-name="P8"><text:s text:c="9"/>• —<text:span text:style-name="T1">L</text:span> : print the value of $PWD if it names the current working <text:tab/><text:tab/><text:tab/> <text:s text:c="3"/>directory.</text:p>
      <text:p text:style-name="Preformatted_20_Text"/>
      <text:p text:style-name="Preformatted_20_Text">Assumptions: The default pwd option is -P.</text:p>
      <text:p text:style-name="Preformatted_20_Text"/>
      <text:p text:style-name="Preformatted_20_Text">Error handling/corner cases: • In case there is a non allowance of read or search permission for any component of the pathname, an appropriate error message is displayed. • If the control is in a directory already and its permissions are changed afterwards, pwd would still be able to display the path. • Any error occurring in the getcwd() function is being handled. The adequate error message will be displayed as well.</text:p>
      <text:p text:style-name="Preformatted_20_Text"/>
      <text:p text:style-name="Preformatted_20_Text">mkdir</text:p>
      <text:p text:style-name="Preformatted_20_Text"/>
      <text:p text:style-name="Preformatted_20_Text">Format: mkdir [-v] [-m mode] directory...</text:p>
      <text:p text:style-name="Preformatted_20_Text"/>
      <text:p text:style-name="P1">Options: • -m : set file mode, not a=rwx, accepts octal modes only.</text:p>
      <text:p text:style-name="P2"><text:tab/> <text:s text:c="2"/>• -v : print a message for each created directory. </text:p>
      <text:p text:style-name="P2">If no option is provided, the permission 0777 is set for each created directory, no message is printed after successful creation.</text:p>
      <text:p text:style-name="Preformatted_20_Text"/>
      <text:p text:style-name="Preformatted_20_Text">Assumptions: The user should not input any more than <text:span text:style-name="T2">1</text:span> file</text:p>
      <text:p text:style-name="Preformatted_20_Text"/>
      <text:p text:style-name="Preformatted_20_Text">Error handling and corner cases: • If the parent directory does not allow write permission, or even a single one of the directories in the path does not allow permission, then an error message will be displayed. • If the directory already exists in the same location, the error message will be displayed.</text:p>
      <text:p text:style-name="Preformatted_20_Text"/>
      <text:p text:style-name="Preformatted_20_Text">rm</text:p>
      <text:p text:style-name="Preformatted_20_Text"/>
      <text:p text:style-name="Preformatted_20_Text">Format: rm [option] [file]...</text:p>
      <text:p text:style-name="Preformatted_20_Text"/>
      <text:p text:style-name="P3">Options: • -f : ignore nonexistent files and arguments, never prompt.</text:p>
      <text:p text:style-name="P4"><text:tab/> <text:s text:c="2"/>• -<text:span text:style-name="T3">i : asks the user before deleting</text:span> </text:p>
      <text:p text:style-name="P3">By default, rm does not remove directories. If no option is provided, the default mode would not remove directories and will prompt the user in case of errors.</text:p>
      <text:p text:style-name="P3"/>
      <text:p text:style-name="P3">// <text:span text:style-name="T4">Multiple file delete handeled</text:span></text:p>
      <text:p text:style-name="Preformatted_20_Text"/>
      <text:p text:style-name="Preformatted_20_Text">Assumptions: In case there is a file that does not allow write permissions, rm would not be able to delete it, with any or no option whatsoever. f any option except -f or -d is provided, it will be treated as a file name If any option other than -f or -d is used, it would be considered as the normal file/ directory name/path. The user should not input any more than 10 files at a time, in case of defaultIf a file is provided in the rm -d option, it should have both read and write permissions to be removed, just like a directory.</text:p>
      <text:p text:style-name="Preformatted_20_Text"/>
      <text:p text:style-name="Preformatted_20_Text">Error handling and corner cases: • When removing a directory, if even a single one of the directories in the path does not allow search permission, or the directory doesn’t allow read and write permissions, then an error message will be displayed. • The -f mode is able to delete any file irrespective of the <text:soft-page-break/>permissions without any prompt. • When removing a file in the default mode, if the file doesn’t allow write permissions or its path does not allow search permissions, then an error message will be displayed. </text:p>
      <text:p text:style-name="P13"/>
      <text:p text:style-name="P13"/>
      <text:p text:style-name="P13"/>
      <text:p text:style-name="P13"/>
      <text:p text:style-name="P13"/>
      <text:p text:style-name="Preformatted_20_Text">exit</text:p>
      <text:p text:style-name="Preformatted_20_Text"/>
      <text:p text:style-name="Preformatted_20_Text">Format: exit</text:p>
      <text:p text:style-name="Preformatted_20_Text"/>
      <text:p text:style-name="Preformatted_20_Text">Assumptions; NA</text:p>
      <text:p text:style-name="Preformatted_20_Text"/>
      <text:p text:style-name="Preformatted_20_Text">C functions used:</text:p>
      <text:p text:style-name="Preformatted_20_Text"/>
      <text:p text:style-name="Preformatted_20_Text">1) fork()</text:p>
      <text:p text:style-name="Preformatted_20_Text">2) execl()</text:p>
      <text:p text:style-name="Preformatted_20_Text">3) chdir()</text:p>
      <text:p text:style-name="Preformatted_20_Text">4) readdir()</text:p>
      <text:p text:style-name="Preformatted_20_Text">5) opendir()</text:p>
      <text:p text:style-name="Preformatted_20_Text">6) wait</text:p>
      <text:p text:style-name="Preformatted_20_Text">7) pthread_create()</text:p>
      <text:p text:style-name="Preformatted_20_Text">8) pthread_join()</text:p>
      <text:p text:style-name="Preformatted_20_Text">9) unlink()</text:p>
      <text:p text:style-name="Preformatted_20_Text">10) remove()</text:p>
      <text:p text:style-name="Preformatted_20_Text">11) getcwd()</text:p>
      <text:p text:style-name="Preformatted_20_Text">12) exit()</text:p>
      <text:p text:style-name="Preformatted_20_Text">13) localtime(<text:span text:style-name="T6">)</text:span></text:p>
      <text:p text:style-name="Preformatted_20_Text">14) strftime()</text:p>
      <text:p text:style-name="Preformatted_20_Text">15) fopen()</text:p>
      <text:p text:style-name="Preformatted_20_Text">16) fclose()</text:p>
      <text:p text:style-name="Preformatted_20_Text">17) fgets()</text:p>
      <text:p text:style-name="Preformatted_20_Text">18) fgetc()</text:p>
      <text:p text:style-name="Preformatted_20_Text">19) strcmp()</text:p>
      <text:p text:style-name="Preformatted_20_Text">20) strcat()</text:p>
      <text:p text:style-name="Preformatted_20_Text">21) getline()</text:p>
      <text:p text:style-name="Preformatted_20_Text">22) mkdir()</text:p>
      <text:p text:style-name="Preformatted_20_Text">23) system()</text:p>
      <text:p text:style-name="Preformatted_20_Text">24) strtok()</text:p>
      <text:p text:style-name="P6">25) gmtime()</text:p>
      <text:p text:style-name="Preformatted_20_Text"/>
      <text:p text:style-name="Preformatted_20_Text"/>
      <text:p text:style-name="Preformatted_20_Text"/>
      <text:p text:style-name="Preformatted_20_Text">headers file used:</text:p>
      <text:p text:style-name="Preformatted_20_Text"/>
      <text:p text:style-name="P5">#include &lt;sys/types.h&gt;</text:p>
      <text:p text:style-name="P5">#include &lt;sys/time.h&gt;</text:p>
      <text:p text:style-name="P5">#include &lt;time.h&gt;</text:p>
      <text:p text:style-name="Preformatted_20_Text">#include &lt;stdlib.h&gt;</text:p>
      <text:p text:style-name="Preformatted_20_Text">#include &lt;stdio.h&gt;</text:p>
      <text:p text:style-name="Preformatted_20_Text">#include &lt;string.h&gt;</text:p>
      <text:p text:style-name="Preformatted_20_Text">#include &lt;pthread.h&gt;</text:p>
      <text:p text:style-name="Preformatted_20_Text">#include &lt;dirent.h&gt;</text:p>
      <text:p text:style-name="P5">#include &lt;unistd.h&gt;</text:p>
      <text:p text:style-name="P5">#include &lt;sys/wait.h&gt;</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14T22:55:43.966860780</dc:date>
    <meta:editing-duration>PT1H50M6S</meta:editing-duration>
    <meta:editing-cycles>33</meta:editing-cycles>
    <meta:generator>LibreOffice/6.4.7.2$Linux_X86_64 LibreOffice_project/40$Build-2</meta:generator>
    <meta:document-statistic meta:table-count="0" meta:image-count="0" meta:object-count="0" meta:page-count="4" meta:paragraph-count="112" meta:word-count="1513" meta:character-count="8918" meta:non-whitespace-character-count="7300"/>
  </office:meta>
</office:document-meta>
</file>